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4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dataBRU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12" table:default-cell-style-name="ce2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table:style-name="Default"/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CSVDAT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table:formula="of:=[.B1]" office:value-type="string" office:string-value="speaker_a_takes_his_friends_preferences_into_account_in_the_choice_of_the_restaurant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table:formula="of:=[.E1]" office:value-type="string" office:string-value="speaker_b_takes_his_friends_preferences_into_account_in_the_choice_of_the_restaurant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2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E3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6-[.B5]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6-[.E5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6-[.B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6-[.B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7]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-[.B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6-[.E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1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1]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-[.E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2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1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5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16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1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8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18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19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9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0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2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-[.E21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23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2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24]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-[.E2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6-[.B2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E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7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5:53:07.705451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48:40.078968080</meta:creation-date>
    <dc:date>2017-03-03T16:04:11.225098555</dc:date>
    <meta:editing-duration>PT16M</meta:editing-duration>
    <meta:editing-cycles>7</meta:editing-cycles>
    <meta:generator>LibreOffice/5.1.6.2$Linux_X86_64 LibreOffice_project/10m0$Build-2</meta:generator>
    <meta:document-statistic meta:table-count="2" meta:cell-count="917" meta:object-count="0"/>
  </office:meta>
</office:document-meta>
</file>